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Oswald" svg:font-family="Oswald, sans-serif"/>
    <style:font-face style:name="Source Code Pro" svg:font-family="'Source Code Pro', 'Liberation Mono', 'Courier New', Courier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a3a3a" style:font-name="Oswald" fo:font-size="15pt" fo:letter-spacing="normal" fo:font-style="normal" fo:font-weight="bold"/>
    </style:style>
    <style:style style:name="P2" style:family="paragraph" style:parent-style-name="Heading_20_2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3a3a3a" style:font-name="Oswald" fo:font-size="15pt" fo:letter-spacing="normal" fo:font-style="normal" fo:font-weight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e51d1d" style:text-line-through-style="none" style:text-line-through-type="none" fo:letter-spacing="normal" style:text-underline-style="none" style:text-blinking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a3a3a" style:font-name="Open Sans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a3a3a" fo:letter-spacing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e51d1d" style:text-line-through-style="none" style:text-line-through-type="none" fo:letter-spacing="normal" style:text-underline-style="none" style:text-blinking="false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9" style:family="paragraph" style:parent-style-name="Text_20_body">
      <style:text-properties fo:font-variant="normal" fo:text-transform="none" fo:color="#3a3a3a" style:font-name="Oswald" fo:font-size="15pt" fo:letter-spacing="normal" fo:font-style="normal" fo:font-weight="bold"/>
    </style:style>
    <style:style style:name="P10" style:family="paragraph" style:parent-style-name="Text_20_body">
      <style:paragraph-properties fo:margin-top="0in" fo:margin-bottom="0in" loext:contextual-spacing="false" fo:orphans="2" fo:widows="2"/>
    </style:style>
    <style:style style:name="P11" style:family="paragraph" style:parent-style-name="Text_20_body">
      <style:text-properties fo:font-variant="normal" fo:text-transform="none" fo:color="#3a3a3a" style:font-name="Oswald" fo:font-size="15pt" fo:letter-spacing="normal" fo:font-style="normal" fo:font-weight="bold" officeooo:paragraph-rsid="001bbaa1"/>
    </style:style>
    <style:style style:name="P12" style:family="paragraph" style:parent-style-name="Text_20_body">
      <style:text-properties officeooo:rsid="001bbaa1" officeooo:paragraph-rsid="001bbaa1"/>
    </style:style>
    <style:style style:name="P13" style:family="paragraph" style:parent-style-name="Text_20_body" style:list-style-name="L4">
      <style:text-properties officeooo:paragraph-rsid="001bbaa1"/>
    </style:style>
    <style:style style:name="P14" style:family="paragraph" style:parent-style-name="Text_20_body" style:list-style-name="L5">
      <style:text-properties officeooo:paragraph-rsid="001bbaa1"/>
    </style:style>
    <style:style style:name="P15" style:family="paragraph" style:parent-style-name="Text_20_body" style:list-style-name="L6">
      <style:text-properties officeooo:paragraph-rsid="001bbaa1"/>
    </style:style>
    <style:style style:name="P16" style:family="paragraph" style:parent-style-name="Text_20_body" style:list-style-name="L7">
      <style:text-properties officeooo:paragraph-rsid="001bbaa1"/>
    </style:style>
    <style:style style:name="P17" style:family="paragraph" style:parent-style-name="Text_20_body" style:list-style-name="L1">
      <style:paragraph-properties fo:margin-left="0.1252in" fo:margin-right="0.1252in" fo:margin-top="0.1252in" fo:margin-bottom="0.1252in" loext:contextual-spacing="false" fo:orphans="2" fo:widows="2" fo:text-indent="0in" style:auto-text-indent="false" fo:padding="0in" fo:border="none"/>
      <style:text-properties fo:font-variant="normal" fo:text-transform="none" fo:color="#3a3a3a" style:font-name="Open Sans" fo:font-size="12pt" fo:letter-spacing="normal" fo:font-style="normal" fo:font-weight="normal"/>
    </style:style>
    <style:style style:name="P18" style:family="paragraph" style:parent-style-name="Text_20_body" style:list-style-name="L1">
      <style:paragraph-properties fo:margin-left="0.1252in" fo:margin-right="0.1252in" fo:margin-top="0.1252in" fo:margin-bottom="0.1252in" loext:contextual-spacing="false" fo:orphans="2" fo:widows="2" fo:text-indent="0in" style:auto-text-indent="false" fo:padding="0in" fo:border="none"/>
      <style:text-properties fo:font-variant="normal" fo:text-transform="none" fo:color="#3a3a3a" style:font-name="Open Sans" fo:font-size="12pt" fo:letter-spacing="normal" fo:font-style="normal" fo:font-weight="normal" officeooo:paragraph-rsid="001bbaa1"/>
    </style:style>
    <style:style style:name="P19" style:family="paragraph" style:parent-style-name="Text_20_body" style:list-style-name="L2">
      <style:paragraph-properties fo:margin-left="0.4165in" fo:margin-right="0in" fo:margin-top="0in" fo:margin-bottom="0in" loext:contextual-spacing="false" style:line-height-at-least="0.1665in" fo:orphans="2" fo:widows="2" fo:text-indent="0in" style:auto-text-indent="false" fo:padding-left="0.1457in" fo:padding-right="0in" fo:padding-top="0in" fo:padding-bottom="0in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 loext:padding="0in" loext:border="none"/>
    </style:style>
    <style:style style:name="P20" style:family="paragraph" style:parent-style-name="Text_20_body" style:list-style-name="L3">
      <style:paragraph-properties fo:margin-left="0.4165in" fo:margin-right="0in" fo:margin-top="0in" fo:margin-bottom="0in" loext:contextual-spacing="false" style:line-height-at-least="0.1665in" fo:orphans="2" fo:widows="2" fo:text-indent="0in" style:auto-text-indent="false" fo:padding-left="0.1457in" fo:padding-right="0in" fo:padding-top="0in" fo:padding-bottom="0in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 officeooo:paragraph-rsid="001bbaa1" loext:padding="0in" loext:border="none"/>
    </style:style>
    <style:style style:name="P21" style:family="paragraph" style:parent-style-name="Text_20_body" style:list-style-name="L2">
      <style:paragraph-properties fo:margin-left="0.4165in" fo:margin-right="0in" fo:margin-top="0in" fo:margin-bottom="0in" loext:contextual-spacing="false" style:line-height-at-least="0.1665in" fo:orphans="2" fo:widows="2" fo:text-indent="0in" style:auto-text-indent="false" fo:padding-left="0.1457in" fo:padding-right="0in" fo:padding-top="0in" fo:padding-bottom="0in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loext:padding="0in" loext:border="none"/>
    </style:style>
    <style:style style:name="P22" style:family="paragraph" style:parent-style-name="Text_20_body" style:list-style-name="L3">
      <style:paragraph-properties fo:margin-left="0.4165in" fo:margin-right="0in" fo:margin-top="0in" fo:margin-bottom="0in" loext:contextual-spacing="false" style:line-height-at-least="0.1665in" fo:orphans="2" fo:widows="2" fo:text-indent="0in" style:auto-text-indent="false" fo:padding-left="0.1457in" fo:padding-right="0in" fo:padding-top="0in" fo:padding-bottom="0in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officeooo:paragraph-rsid="001bbaa1" loext:padding="0in" loext:border="none"/>
    </style:style>
    <style:style style:name="P23" style:family="paragraph" style:parent-style-name="Text_20_body" style:list-style-name="L2">
      <style:paragraph-properties fo:margin-left="0.4165in" fo:margin-right="0in" fo:margin-top="0in" fo:margin-bottom="0in" loext:contextual-spacing="false" style:line-height-at-least="0.1665in" fo:orphans="2" fo:widows="2" fo:text-indent="0in" style:auto-text-indent="false" fo:padding-left="0.1457in" fo:padding-right="0in" fo:padding-top="0in" fo:padding-bottom="0in" fo:border-left="0.74pt solid #e0e0e0" fo:border-right="none" fo:border-top="none" fo:border-bottom="none"/>
      <style:text-properties fo:font-variant="normal" fo:text-transform="none" fo:color="#9999aa" style:font-name="inherit" fo:font-size="9pt" fo:letter-spacing="normal" fo:font-style="normal" fo:font-weight="normal" loext:padding="0in" loext:border="none"/>
    </style:style>
    <style:style style:name="P24" style:family="paragraph" style:parent-style-name="Text_20_body" style:list-style-name="L3">
      <style:paragraph-properties fo:margin-left="0.4165in" fo:margin-right="0in" fo:margin-top="0in" fo:margin-bottom="0in" loext:contextual-spacing="false" style:line-height-at-least="0.1665in" fo:orphans="2" fo:widows="2" fo:text-indent="0in" style:auto-text-indent="false" fo:padding-left="0.1457in" fo:padding-right="0in" fo:padding-top="0in" fo:padding-bottom="0in" fo:border-left="0.74pt solid #e0e0e0" fo:border-right="none" fo:border-top="none" fo:border-bottom="none"/>
      <style:text-properties fo:font-variant="normal" fo:text-transform="none" fo:color="#9999aa" style:font-name="inherit" fo:font-size="9pt" fo:letter-spacing="normal" fo:font-style="normal" fo:font-weight="normal" officeooo:paragraph-rsid="001bbaa1" loext:padding="0in" loext:border="none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e51d1d" style:text-line-through-style="none" style:text-line-through-type="none" fo:letter-spacing="normal" style:text-underline-style="none" officeooo:paragraph-rsid="001bbaa1" style:text-blinking="false"/>
    </style:style>
    <style:style style:name="P2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a3a3a" style:font-name="Open Sans" fo:font-size="12pt" fo:letter-spacing="normal" fo:font-style="normal" fo:font-weight="normal" officeooo:paragraph-rsid="001bbaa1"/>
    </style:style>
    <style:style style:name="P2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a3a3a" fo:letter-spacing="normal" officeooo:paragraph-rsid="001bbaa1"/>
    </style:style>
    <style:style style:name="P2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e51d1d" style:text-line-through-style="none" style:text-line-through-type="none" fo:letter-spacing="normal" style:text-underline-style="none" officeooo:paragraph-rsid="001bbaa1" style:text-blinking="false"/>
    </style:style>
    <style:style style:name="P3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bbaa1"/>
    </style:style>
    <style:style style:name="P31" style:family="paragraph" style:parent-style-name="Text_20_body">
      <style:paragraph-properties fo:margin-top="0in" fo:margin-bottom="0in" loext:contextual-spacing="false" fo:orphans="2" fo:widows="2"/>
    </style:style>
    <style:style style:name="P32" style:family="paragraph" style:parent-style-name="Heading_20_2">
      <style:text-properties fo:font-variant="normal" fo:text-transform="none" fo:color="#3a3a3a" style:font-name="Oswald" fo:font-size="15pt" fo:letter-spacing="normal" fo:font-style="normal" fo:font-weight="bold" officeooo:paragraph-rsid="001bbaa1"/>
    </style:style>
    <style:style style:name="P33" style:family="paragraph" style:parent-style-name="Heading_20_2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3a3a3a" style:font-name="Oswald" fo:font-size="15pt" fo:letter-spacing="normal" fo:font-style="normal" fo:font-weight="bold" officeooo:paragraph-rsid="001bbaa1"/>
    </style:style>
    <style:style style:name="P34" style:family="paragraph" style:parent-style-name="Horizontal_20_Line">
      <style:text-properties officeooo:paragraph-rsid="001bbaa1"/>
    </style:style>
    <style:style style:name="P35" style:family="paragraph" style:parent-style-name="Heading_20_1">
      <style:text-properties officeooo:rsid="001bbaa1" officeooo:paragraph-rsid="001bbaa1"/>
    </style:style>
    <style:style style:name="T1" style:family="text">
      <style:text-properties fo:font-variant="normal" fo:text-transform="none" fo:color="#3a3a3a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808080" style:font-name="Open Sans" fo:font-size="12pt" fo:letter-spacing="normal" fo:font-style="italic" fo:font-weight="normal"/>
    </style:style>
    <style:style style:name="T3" style:family="text">
      <style:text-properties fo:font-variant="normal" fo:text-transform="none" fo:color="#3366ff" style:font-name="Open Sans" fo:font-size="12pt" fo:letter-spacing="normal" fo:font-style="italic" fo:font-weight="bold"/>
    </style:style>
    <style:style style:name="T4" style:family="text">
      <style:text-properties fo:color="#777777" style:font-name="inherit" fo:font-size="9pt"/>
    </style:style>
    <style:style style:name="T5" style:family="text">
      <style:text-properties fo:color="#000000"/>
    </style:style>
    <style:style style:name="T6" style:family="text">
      <style:text-properties fo:color="#000000" style:font-name="inherit" fo:font-size="9pt"/>
    </style:style>
    <style:style style:name="T7" style:family="text">
      <style:text-properties fo:color="#0086b3" style:font-name="inherit" fo:font-size="9pt"/>
    </style:style>
    <style:style style:name="T8" style:family="text">
      <style:text-properties fo:color="#4da0d2" style:font-name="inherit" fo:font-size="9pt"/>
    </style:style>
    <style:style style:name="T9" style:family="text">
      <style:text-properties fo:color="#009999" style:font-name="inherit" fo:font-size="9pt"/>
    </style:style>
    <style:style style:name="T10" style:family="text">
      <style:text-properties fo:color="#286491" style:font-name="inherit" fo:font-size="9pt" fo:font-weight="bold"/>
    </style:style>
    <style:style style:name="T11" style:family="text">
      <style:text-properties fo:color="#9999aa"/>
    </style:style>
    <style:style style:name="T12" style:family="text">
      <style:text-properties fo:color="#9999aa" style:font-name="inherit" fo:font-size="9pt"/>
    </style:style>
    <style:style style:name="T13" style:family="text">
      <style:text-properties fo:color="#dd1144" style:font-name="inherit" fo:font-size="9pt"/>
    </style:style>
    <style:style style:name="T14" style:family="text">
      <style:text-properties officeooo:rsid="001bbaa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how is malloc used?</text:h>
      <text:p text:style-name="P12"/>
      <text:list xml:id="list1277216848893794707" text:style-name="L4">
        <text:list-item>
          <text:p text:style-name="P13"><text:span text:style-name="T14">to allocate a certain amount of memory during the execution of your application. </text:span></text:p>
        </text:list-item>
        <text:list-item>
          <text:p text:style-name="P13"><text:span text:style-name="T14"><text:s/>it will request a block of memory from the heap. </text:span></text:p>
        </text:list-item>
        <text:list-item>
          <text:p text:style-name="P13"><text:span text:style-name="T14">The operating system will reserve a block of memory for your program,</text:span></text:p>
        </text:list-item>
        <text:list-item>
          <text:p text:style-name="P13"><text:span text:style-name="T14">When you are done with the block, you return it to the operating system for recycling by calling the free() function. </text:span></text:p>
        </text:list-item>
      </text:list>
      <text:p text:style-name="P12">***************</text:p>
      <text:p text:style-name="P12"><text:tab/>int *p;</text:p>
      <text:p text:style-name="P12"><text:tab/>p = (int *)malloc(sizeof(int));</text:p>
      <text:p text:style-name="P12"><text:tab/>free(p); <text:s text:c="2"/>//frees memory</text:p>
      <text:p text:style-name="P12">******************</text:p>
      <text:p text:style-name="P12">For example, the following code demonstrates the simplest possible use of the heap:</text:p>
      <text:p text:style-name="P12"><text:s/>This function does three things:</text:p>
      <text:list xml:id="list2761455150800167156" text:style-name="L5">
        <text:list-item>
          <text:p text:style-name="P14"><text:span text:style-name="T14"><text:s/>malloc statement first looks at the amount of memory available on the heap and asks</text:span></text:p>
          <text:list>
            <text:list-item>
              <text:list>
                <text:list-item>
                  <text:list>
                    <text:list-header>
                      <text:p text:style-name="P14"><text:span text:style-name="T14">"Is there enough memory available to allocate a block of memory of the size requested?" 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434383729373413316" text:style-name="L6">
        <text:list-item>
          <text:p text:style-name="P15"><text:span text:style-name="T14">The amount of memory needed for the block is known from the parameter passed into malloc </text:span></text:p>
        </text:list-item>
      </text:list>
      <text:p text:style-name="P12"><text:s/><text:tab/><text:tab/><text:tab/>-- in this case, sizeof(int) is 4 bytes. </text:p>
      <text:list xml:id="list1573404329508748025" text:style-name="L7">
        <text:list-item>
          <text:p text:style-name="P16"><text:span text:style-name="T14"><text:s/>If there is not enough memory available, <text:tab/></text:span></text:p>
        </text:list-item>
      </text:list>
      <text:p text:style-name="P12"><text:s/><text:tab/><text:tab/>it returns the address zero to indicate the error ( NULL ).</text:p>
      <text:p text:style-name="P12"><text:s text:c="2"/>Otherwise</text:p>
      <text:p text:style-name="P12">malloc proceeds.</text:p>
      <text:p text:style-name="P12"><text:tab/>"allocates" a block from the heap of the size specified. </text:p>
      <text:p text:style-name="P12"/>
      <text:p text:style-name="P12">The system then places into the pointer variable (p, in this case) the address of the reserved block. </text:p>
      <text:p text:style-name="P12">The allocated block is able to hold a value of the type specified and the pointer points to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Oswald" svg:font-family="Oswald, sans-serif"/>
    <style:font-face style:name="Source Code Pro" svg:font-family="'Source Code Pro', 'Liberation Mono', 'Courier New', Courier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5in" fo:text-indent="-0.3in" fo:margin-left="2.0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15in" fo:text-indent="-0.4in" fo:margin-left="2.1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25in" fo:text-indent="-0.5in" fo:margin-left="2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35in" fo:text-indent="-0.6in" fo:margin-left="2.3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5in" fo:text-indent="-0.7in" fo:margin-left="2.4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5in" fo:text-indent="-0.8in" fo:margin-left="2.5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65in" fo:text-indent="-0.9in" fo:margin-left="2.6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85in" fo:text-indent="-1.1in" fo:margin-left="2.8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95in" fo:text-indent="-1.2in" fo:margin-left="2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8:21:38.679848905</meta:creation-date>
    <dc:date>2018-12-14T18:51:23.992224182</dc:date>
    <meta:editing-duration>PT12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20" meta:character-count="1253" meta:non-whitespace-character-count="1035"/>
  </office:meta>
</office:document-meta>
</file>